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normal" officeooo:rsid="002d3dd9" officeooo:paragraph-rsid="002d3dd9" style:font-weight-asian="normal" style:font-weight-complex="normal"/>
    </style:style>
    <style:style style:name="P16" style:family="paragraph" style:parent-style-name="Text_20_body">
      <style:text-properties officeooo:rsid="002b24a0" officeooo:paragraph-rsid="002b24a0"/>
    </style:style>
    <style:style style:name="P17" style:family="paragraph" style:parent-style-name="Text_20_body">
      <style:text-properties officeooo:rsid="0028c136" officeooo:paragraph-rsid="0028c136"/>
    </style:style>
    <style:style style:name="P18" style:family="paragraph" style:parent-style-name="Text_20_body">
      <style:text-properties officeooo:rsid="002ca4d2" officeooo:paragraph-rsid="002ca4d2"/>
    </style:style>
    <style:style style:name="P19" style:family="paragraph" style:parent-style-name="Text_20_body">
      <style:text-properties officeooo:rsid="0025ee26" officeooo:paragraph-rsid="0025ee26"/>
    </style:style>
    <style:style style:name="P20" style:family="paragraph" style:parent-style-name="Text_20_body">
      <style:text-properties officeooo:rsid="002c9cee"/>
    </style:style>
    <style:style style:name="P21" style:family="paragraph" style:parent-style-name="Text_20_body">
      <style:text-properties officeooo:paragraph-rsid="00361f72"/>
    </style:style>
    <style:style style:name="P22"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23"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24"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25"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26"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27" style:family="paragraph" style:parent-style-name="Text_20_body">
      <style:paragraph-properties fo:margin-left="0.4925in" fo:margin-right="0in" fo:text-indent="0in" style:auto-text-indent="false"/>
      <style:text-properties officeooo:rsid="001994ae" officeooo:paragraph-rsid="002d3dd9"/>
    </style:style>
    <style:style style:name="P28"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29" style:family="paragraph" style:parent-style-name="Standard">
      <style:paragraph-properties fo:margin-left="0.4925in" fo:margin-right="0in" fo:text-indent="0in" style:auto-text-indent="false"/>
      <style:text-properties officeooo:paragraph-rsid="002c9cee"/>
    </style:style>
    <style:style style:name="P30" style:family="paragraph" style:parent-style-name="Standard">
      <style:text-properties fo:font-weight="normal" officeooo:rsid="002d3dd9" officeooo:paragraph-rsid="002d3dd9" style:font-weight-asian="normal" style:font-weight-complex="normal"/>
    </style:style>
    <style:style style:name="P31" style:family="paragraph" style:parent-style-name="Standard">
      <style:text-properties officeooo:rsid="002c9cee"/>
    </style:style>
    <style:style style:name="P32" style:family="paragraph" style:parent-style-name="Standard">
      <style:text-properties officeooo:rsid="002c9cee" officeooo:paragraph-rsid="002c9cee"/>
    </style:style>
    <style:style style:name="P33" style:family="paragraph" style:parent-style-name="Standard">
      <style:text-properties officeooo:rsid="002c9cee" officeooo:paragraph-rsid="00361f72"/>
    </style:style>
    <style:style style:name="P34" style:family="paragraph" style:parent-style-name="Standard">
      <style:text-properties officeooo:rsid="00361f72" officeooo:paragraph-rsid="00361f72"/>
    </style:style>
    <style:style style:name="P35" style:family="paragraph" style:parent-style-name="Standard">
      <style:text-properties officeooo:rsid="00394bb5" officeooo:paragraph-rsid="00394bb5"/>
    </style:style>
    <style:style style:name="P36" style:family="paragraph" style:parent-style-name="Standard">
      <style:text-properties officeooo:rsid="002c9cee"/>
    </style:style>
    <style:style style:name="P37" style:family="paragraph" style:parent-style-name="Heading_20_2">
      <style:text-properties officeooo:rsid="0017a3a5"/>
    </style:style>
    <style:style style:name="P38" style:family="paragraph" style:parent-style-name="Heading_20_2">
      <style:text-properties officeooo:rsid="0019b18f" officeooo:paragraph-rsid="0019b18f"/>
    </style:style>
    <style:style style:name="P39" style:family="paragraph" style:parent-style-name="Heading_20_2">
      <style:text-properties officeooo:rsid="002527c6" officeooo:paragraph-rsid="002527c6"/>
    </style:style>
    <style:style style:name="P40" style:family="paragraph" style:parent-style-name="Heading_20_2">
      <style:text-properties officeooo:rsid="00182d63" officeooo:paragraph-rsid="00182d63"/>
    </style:style>
    <style:style style:name="P41" style:family="paragraph" style:parent-style-name="Heading_20_2">
      <style:paragraph-properties fo:break-before="page"/>
    </style:style>
    <style:style style:name="P42" style:family="paragraph" style:parent-style-name="Text_20_body" style:list-style-name="L1">
      <style:text-properties officeooo:paragraph-rsid="0019b18f"/>
    </style:style>
    <style:style style:name="P43" style:family="paragraph" style:parent-style-name="Text_20_body" style:list-style-name="L1">
      <style:text-properties officeooo:paragraph-rsid="0022900b"/>
    </style:style>
    <style:style style:name="P44" style:family="paragraph" style:parent-style-name="Text_20_body" style:list-style-name="L1">
      <style:text-properties officeooo:paragraph-rsid="001c147d"/>
    </style:style>
    <style:style style:name="P45" style:family="paragraph" style:parent-style-name="Text_20_body" style:list-style-name="L1">
      <style:text-properties officeooo:rsid="001dd11e" officeooo:paragraph-rsid="001dd11e"/>
    </style:style>
    <style:style style:name="P46" style:family="paragraph" style:parent-style-name="Text_20_body" style:list-style-name="L1">
      <style:text-properties officeooo:rsid="001acf0d" officeooo:paragraph-rsid="001dd11e"/>
    </style:style>
    <style:style style:name="P47" style:family="paragraph" style:parent-style-name="Text_20_body" style:list-style-name="L1">
      <style:text-properties officeooo:rsid="001acf0d" officeooo:paragraph-rsid="001acf0d"/>
    </style:style>
    <style:style style:name="P48" style:family="paragraph" style:parent-style-name="Text_20_body" style:list-style-name="L1">
      <style:text-properties officeooo:rsid="0038ee9a" officeooo:paragraph-rsid="0038ee9a"/>
    </style:style>
    <style:style style:name="P49" style:family="paragraph" style:parent-style-name="Text_20_body" style:list-style-name="L1">
      <style:text-properties officeooo:rsid="001e0bb8" officeooo:paragraph-rsid="001e0bb8"/>
    </style:style>
    <style:style style:name="P50" style:family="paragraph" style:parent-style-name="Text_20_body" style:list-style-name="L1">
      <style:text-properties officeooo:rsid="00256521" officeooo:paragraph-rsid="00256521"/>
    </style:style>
    <style:style style:name="P51" style:family="paragraph" style:parent-style-name="Text_20_body" style:list-style-name="L2"/>
    <style:style style:name="P52" style:family="paragraph" style:parent-style-name="Text_20_body" style:list-style-name="L3">
      <style:text-properties officeooo:rsid="0020b223" officeooo:paragraph-rsid="002ca4d2"/>
    </style:style>
    <style:style style:name="P53" style:family="paragraph" style:parent-style-name="Text_20_body">
      <style:text-properties officeooo:rsid="00182d63" officeooo:paragraph-rsid="00182d63"/>
    </style:style>
    <style:style style:name="P54" style:family="paragraph" style:parent-style-name="Text_20_body">
      <style:text-properties officeooo:rsid="003abc85" officeooo:paragraph-rsid="003abc85"/>
    </style:style>
    <style:style style:name="P55" style:family="paragraph" style:parent-style-name="Text_20_body" style:list-style-name="L4">
      <style:text-properties officeooo:rsid="003abc85" officeooo:paragraph-rsid="003abc85"/>
    </style:style>
    <style:style style:name="P56" style:family="paragraph" style:parent-style-name="Text_20_body" style:list-style-name="L5">
      <style:text-properties officeooo:rsid="003abc85" officeooo:paragraph-rsid="003abc85"/>
    </style:style>
    <style:style style:name="P57" style:family="paragraph" style:parent-style-name="Text_20_body" style:list-style-name="L4">
      <style:text-properties officeooo:paragraph-rsid="003abc85"/>
    </style:style>
    <style:style style:name="P58" style:family="paragraph" style:parent-style-name="Text_20_body" style:list-style-name="L6">
      <style:text-properties style:font-name="Liberation Mono" fo:font-size="10.5pt" officeooo:rsid="003abc85" officeooo:paragraph-rsid="003abc85" style:font-size-asian="10.5pt" style:font-size-complex="10.5pt"/>
    </style:style>
    <style:style style:name="P59" style:family="paragraph" style:parent-style-name="Text_20_body">
      <style:text-properties style:font-name="Liberation Mono" fo:font-size="10.5pt" officeooo:rsid="003abc85" officeooo:paragraph-rsid="003abc85" style:font-size-asian="10.5pt" style:font-size-complex="10.5pt"/>
    </style:style>
    <style:style style:name="P60" style:family="paragraph" style:parent-style-name="Text_20_body" style:list-style-name="L5">
      <style:text-properties style:font-name="Liberation Mono" fo:font-size="10.5pt" officeooo:rsid="003abc85" officeooo:paragraph-rsid="003abc85" style:font-size-asian="10.5pt" style:font-size-complex="10.5pt"/>
    </style:style>
    <style:style style:name="P61" style:family="paragraph" style:parent-style-name="Text_20_body" style:list-style-name="L6">
      <style:text-properties style:font-name="Liberation Mono" fo:font-size="10.5pt" officeooo:rsid="003ae9a5" officeooo:paragraph-rsid="003ae9a5" style:font-size-asian="10.5pt" style:font-size-complex="10.5pt"/>
    </style:style>
    <style:style style:name="P62" style:family="paragraph" style:parent-style-name="Text_20_body" style:list-style-name="L7">
      <style:text-properties style:font-name="Liberation Mono" fo:font-size="10.5pt" officeooo:rsid="003ae9a5" officeooo:paragraph-rsid="003ae9a5" style:font-size-asian="10.5pt" style:font-size-complex="10.5pt"/>
    </style:style>
    <style:style style:name="P63" style:family="paragraph" style:parent-style-name="Text_20_body" style:list-style-name="L8">
      <style:text-properties style:font-name="Liberation Mono" fo:font-size="10.5pt" officeooo:rsid="003ae9a5" officeooo:paragraph-rsid="003ae9a5" style:font-size-asian="10.5pt" style:font-size-complex="10.5pt"/>
    </style:style>
    <style:style style:name="P64" style:family="paragraph" style:parent-style-name="Text_20_body" style:list-style-name="L6">
      <style:text-properties style:font-name="Liberation Mono" fo:font-size="12pt" officeooo:rsid="003ae9a5" officeooo:paragraph-rsid="003ae9a5" style:font-size-asian="10.5pt" style:font-size-complex="12pt"/>
    </style:style>
    <style:style style:name="P65" style:family="paragraph" style:parent-style-name="Text_20_body">
      <style:text-properties style:font-name="Liberation Mono" fo:font-size="12pt" officeooo:rsid="003ae9a5" officeooo:paragraph-rsid="003ae9a5" style:font-size-asian="10.5pt" style:font-size-complex="12pt"/>
    </style:style>
    <style:style style:name="P66" style:family="paragraph" style:parent-style-name="Text_20_body" style:list-style-name="L7">
      <style:text-properties style:font-name="Liberation Mono" fo:font-size="12pt" officeooo:rsid="003ae9a5" officeooo:paragraph-rsid="003ae9a5" style:font-size-asian="10.5pt" style:font-size-complex="12pt"/>
    </style:style>
    <style:style style:name="P67" style:family="paragraph" style:parent-style-name="Text_20_body" style:list-style-name="L8">
      <style:text-properties style:font-name="Liberation Mono" fo:font-size="12pt" officeooo:rsid="003ae9a5" officeooo:paragraph-rsid="003ae9a5" style:font-size-asian="10.5pt" style:font-size-complex="12pt"/>
    </style:style>
    <style:style style:name="P68" style:family="paragraph" style:parent-style-name="Text_20_body" style:list-style-name="L9">
      <style:text-properties style:font-name="Liberation Mono" fo:font-size="12pt" officeooo:rsid="003ae9a5" officeooo:paragraph-rsid="003ae9a5" style:font-size-asian="10.5pt" style:font-size-complex="12pt"/>
    </style:style>
    <style:style style:name="P69" style:family="paragraph" style:parent-style-name="Text_20_body">
      <style:text-properties style:font-name="Liberation Mono" fo:font-size="12pt" fo:font-weight="bold" officeooo:rsid="003ae9a5" officeooo:paragraph-rsid="003ae9a5" style:font-size-asian="10.5pt" style:font-weight-asian="bold" style:font-size-complex="12pt" style:font-weight-complex="bold"/>
    </style:style>
    <style:style style:name="P70" style:family="paragraph" style:parent-style-name="Text_20_body">
      <style:text-properties style:font-name="Liberation Mono" fo:font-weight="bold" officeooo:rsid="003abc85" officeooo:paragraph-rsid="003abc85" style:font-weight-asian="bold" style:font-weight-complex="bold"/>
    </style:style>
    <style:style style:name="P71" style:family="paragraph" style:parent-style-name="Text_20_body">
      <style:text-properties style:font-name="Liberation Sans" officeooo:rsid="003abc85" officeooo:paragraph-rsid="003abc85"/>
    </style:style>
    <style:style style:name="P72" style:family="paragraph" style:parent-style-name="Text_20_body">
      <style:text-properties fo:font-weight="bold" officeooo:rsid="003abc85" officeooo:paragraph-rsid="003abc85" style:font-weight-asian="bold" style:font-weight-complex="bold"/>
    </style:style>
    <style:style style:name="P73" style:family="paragraph" style:parent-style-name="Heading_20_1">
      <style:paragraph-properties fo:text-align="center" style:justify-single-word="false"/>
      <style:text-properties officeooo:rsid="0017a3a5"/>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style:style>
    <style:style style:name="T16" style:family="text">
      <style:text-properties style:font-name="Courier 10 Pitch" officeooo:rsid="002c9cee"/>
    </style:style>
    <style:style style:name="T17" style:family="text">
      <style:text-properties style:font-name="Courier 10 Pitch" fo:font-weight="normal" officeooo:rsid="002c9cee" style:font-weight-asian="normal" style:font-weight-complex="normal"/>
    </style:style>
    <style:style style:name="T18" style:family="text">
      <style:text-properties style:font-name="Courier 10 Pitch" officeooo:rsid="003becad"/>
    </style:style>
    <style:style style:name="T19" style:family="text">
      <style:text-properties style:font-name="Liberation Sans" fo:font-weight="normal" officeooo:rsid="002c9cee" style:font-weight-asian="normal" style:font-weight-complex="normal"/>
    </style:style>
    <style:style style:name="T20" style:family="text">
      <style:text-properties fo:font-weight="normal" officeooo:rsid="002c9cee" style:font-weight-asian="normal" style:font-weight-complex="normal"/>
    </style:style>
    <style:style style:name="T21" style:family="text">
      <style:text-properties fo:font-weight="normal" officeooo:rsid="002d3dd9" style:font-weight-asian="normal" style:font-weight-complex="normal"/>
    </style:style>
    <style:style style:name="T22" style:family="text">
      <style:text-properties fo:font-weight="normal" officeooo:rsid="002e225b" style:font-weight-asian="normal" style:font-weight-complex="normal"/>
    </style:style>
    <style:style style:name="T23" style:family="text">
      <style:text-properties fo:font-weight="normal" officeooo:rsid="003becad" style:font-weight-asian="normal" style:font-weight-complex="normal"/>
    </style:style>
    <style:style style:name="T24" style:family="text">
      <style:text-properties officeooo:rsid="002ca4d2"/>
    </style:style>
    <style:style style:name="T25" style:family="text">
      <style:text-properties officeooo:rsid="002d3dd9"/>
    </style:style>
    <style:style style:name="T26" style:family="text">
      <style:text-properties officeooo:rsid="002f05d7"/>
    </style:style>
    <style:style style:name="T27" style:family="text">
      <style:text-properties officeooo:rsid="002f237f"/>
    </style:style>
    <style:style style:name="T28" style:family="text">
      <style:text-properties officeooo:rsid="003116de"/>
    </style:style>
    <style:style style:name="T29" style:family="text">
      <style:text-properties officeooo:rsid="0032f7cc"/>
    </style:style>
    <style:style style:name="T30" style:family="text">
      <style:text-properties officeooo:rsid="00353b4c"/>
    </style:style>
    <style:style style:name="T31" style:family="text">
      <style:text-properties officeooo:rsid="00354aa4"/>
    </style:style>
    <style:style style:name="T32" style:family="text">
      <style:text-properties officeooo:rsid="00361f72"/>
    </style:style>
    <style:style style:name="T33" style:family="text">
      <style:text-properties officeooo:rsid="0037219f"/>
    </style:style>
    <style:style style:name="T34" style:family="text">
      <style:text-properties officeooo:rsid="0038ee9a"/>
    </style:style>
    <style:style style:name="T35" style:family="text">
      <style:text-properties officeooo:rsid="003abc85"/>
    </style:style>
    <style:style style:name="T36" style:family="text">
      <style:text-properties style:font-name="Liberation Mono" fo:font-size="10.5pt" style:font-size-asian="10.5pt" style:font-size-complex="10.5pt"/>
    </style:style>
    <style:style style:name="T37" style:family="text">
      <style:text-properties style:font-name="Liberation Serif"/>
    </style:style>
    <style:style style:name="T38" style:family="text">
      <style:text-properties style:font-name="Liberation Serif" officeooo:rsid="003ae9a5"/>
    </style:style>
    <style:style style:name="T39" style:family="text">
      <style:text-properties fo:font-size="10.5pt" style:font-size-complex="10.5pt"/>
    </style:style>
    <style:style style:name="T40" style:family="text">
      <style:text-properties officeooo:rsid="003ae9a5"/>
    </style:style>
    <style:style style:name="T41" style:family="text">
      <style:text-properties fo:font-weight="bold" style:font-weight-asian="bold" style:font-weight-complex="bold"/>
    </style:style>
    <style:style style:name="T42" style:family="text">
      <style:text-properties officeooo:rsid="003becad"/>
    </style:style>
    <style:style style:name="T43" style:family="text">
      <style:text-properties officeooo:rsid="003dcf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The Architecture, Implementation and Installation</text:h>
      <text:h text:style-name="P73" text:outline-level="1">of</text:h>
      <text:h text:style-name="P73" text:outline-level="1">CardioCPI (v. 2)</text:h>
      <text:p text:style-name="P1"/>
      <text:p text:style-name="P2">CardioCPI is a web-based application that provides <text:span text:style-name="T27">facilities for </text:span>statistical and plotting <text:span text:style-name="T27">functions of</text:span> gene <text:span text:style-name="T4">and non-coding (mir) expression </text:span>data. <text:span text:style-name="T4"><text:s/>In the following the overall architecture and components of the application is described. This is followed by discussion of how the application was implemented. Next, an overview of the installation of the data base and application is given. Finally, in an Appendix, a step-by-step guide to installing and running CardioCPI on an Amazon AWS cloud instance is provided.</text:span></text:p>
      <text:h text:style-name="P37"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31">s used for</text:span> this application. </text:p>
      <text:h text:style-name="P38" text:outline-level="2">Components</text:h>
      <text:list xml:id="list716961156246987109" text:style-name="L1">
        <text:list-item>
          <text:p text:style-name="P42"><text:span text:style-name="T3">Python (2.7.4) – The implementation language. Download from </text:span><text:a xlink:type="simple" xlink:href="https://www.python.org/"><text:span text:style-name="T3">https://www.python.org/</text:span></text:a></text:p>
        </text:list-item>
        <text:list-item>
          <text:p text:style-name="P43"><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45">Django (1.6.1) –<text:span text:style-name="T13"> The web application framework.</text:span></text:p>
            </text:list-item>
            <text:list-item>
              <text:p text:style-name="P46">numpy (1.8.1 or newer) – Python scientific computing package</text:p>
            </text:list-item>
            <text:list-item>
              <text:p text:style-name="P47">pandas (0.13.1 or newer) – Python high-performance data structures (data frames, etc.)</text:p>
            </text:list-item>
            <text:list-item>
              <text:p text:style-name="P47">scipy (0.13.3 or newer) – Scientific computing package.</text:p>
            </text:list-item>
            <text:list-item>
              <text:p text:style-name="P47">matplotlib (1.3.1 or newer) – 2D plotting library.</text:p>
            </text:list-item>
            <text:list-item>
              <text:p text:style-name="P47"><text:span text:style-name="T34">py</text:span>ssdb (0.0.2 or newer) – SSDB client library.</text:p>
            </text:list-item>
            <text:list-item>
              <text:p text:style-name="P48">mne (0.7.1 or newer) – Additional statistical functions (p-value correction with False Discovery Rate) </text:p>
            </text:list-item>
          </text:list>
        </text:list-item>
        <text:list-item>
          <text:p text:style-name="P44"><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49">Bootstrap (2.3.2) –<text:span text:style-name="T12"> This CSS/Javascript library is included with CardiCPI.</text:span></text:p>
        </text:list-item>
        <text:list-item>
          <text:p text:style-name="P49">Select2 (3.3.2 <text:span text:style-name="T27">or newer</text:span>) –<text:span text:style-name="T12"> This CSS/JavaScript library is included with CardioCPI.</text:span></text:p>
        </text:list-item>
        <text:list-item>
          <text:p text:style-name="P50">Jquery (1.10.1) – This CSS/JavaScript library is automatically loaded by the web browser from the Google Hosted Libraries. <text:span text:style-name="T27">NB: Cardiocpi has only been tested with this version of Jquery.</text:span></text:p>
        </text:list-item>
        <text:list-item>
          <text:p text:style-name="P50">Datatables (2.2.1) – This CSS/Javascript library is automatically loaded by the web browser from the Datatables CDN (Content Distribution Network).</text:p>
        </text:list-item>
      </text:list>
      <text:h text:style-name="P37" text:outline-level="2"><text:soft-page-break/>Impl<text:span text:style-name="T26">eme</text:span>ntation</text:h>
      <text:p text:style-name="P4">CardioCPI is a Django application that was developed using IntelliJ IDEA. <text:s/>Python, HTML, JavaScript and CSS <text:span text:style-name="T8">are</text:span> used. In addition, the Select2, Bootstrap and jQuery JavaScript libraries are used for interactivity and <text:span text:style-name="T27">the </text:span>look and feel of the HTML pages</text:p>
      <text:p text:style-name="P10">File Organization (primary)</text:p>
      <text:p text:style-name="P22">CardioCPI</text:p>
      <text:p text:style-name="P22"><text:tab/><text:span text:style-name="T5">manage.py – A Django management program.</text:span></text:p>
      <text:p text:style-name="P22"><text:tab/>Cardiocpiv2 – Main Python files</text:p>
      <text:p text:style-name="P22"><text:tab/><text:tab/>geo_data.py<text:tab/>- Interface to the SSDB data server.</text:p>
      <text:p text:style-name="P22"><text:tab/><text:tab/>plots.py<text:tab/>- Implementation of Heatmap and Correlation plots</text:p>
      <text:p text:style-name="P22"><text:tab/><text:tab/>settings.py<text:tab/>- Django application settings.</text:p>
      <text:p text:style-name="P22"><text:tab/><text:tab/>urls.py<text:tab/><text:tab/>- Django url to view function mapping.</text:p>
      <text:p text:style-name="P22"><text:tab/><text:tab/>views.py<text:tab/>- Django implementation of web services.</text:p>
      <text:p text:style-name="P22"><text:tab/><text:tab/>wsgi.py<text:tab/>- Django file for web server integration.</text:p>
      <text:p text:style-name="P22"><text:tab/>conf</text:p>
      <text:p text:style-name="P22"><text:tab/><text:tab/>cardiocpi.conf -</text:p>
      <text:p text:style-name="P22"><text:tab/>media – temporary storage for generated plots.</text:p>
      <text:p text:style-name="P22"><text:tab/>static</text:p>
      <text:p text:style-name="P22"><text:tab/><text:tab/>css</text:p>
      <text:p text:style-name="P22"><text:tab/><text:tab/><text:tab/>cardiocpiv2.css – CardioCPI-specific colors, etc.</text:p>
      <text:p text:style-name="P22"><text:tab/><text:tab/><text:tab/>css library files</text:p>
      <text:p text:style-name="P23"><text:tab/><text:tab/>image</text:p>
      <text:p text:style-name="P23"><text:tab/><text:tab/><text:tab/>MMCRI logo, et al.</text:p>
      <text:p text:style-name="P22"><text:tab/><text:tab/>js</text:p>
      <text:p text:style-name="P22"><text:tab/><text:tab/><text:tab/>cardiocpiv2.js – JavaScript to control the application's interactivity.</text:p>
      <text:p text:style-name="P22"><text:tab/><text:tab/><text:tab/>js library files</text:p>
      <text:p text:style-name="P22"><text:tab/>templates</text:p>
      <text:p text:style-name="P22"><text:tab/><text:tab/>index.html<text:tab/>- Django template of the main application page.</text:p>
      <text:p text:style-name="P24"><text:tab/><text:tab/>statistics.html – Django template for Statistical output; dynamically inserted into <text:tab/><text:tab/><text:tab/><text:tab/> <text:s text:c="2"/>index.html</text:p>
      <text:p text:style-name="P25">Load TOF Data SSDB</text:p>
      <text:p text:style-name="P25"><text:tab/>data<text:tab/>- contains the raw GEO “soft” data files</text:p>
      <text:p text:style-name="P25"><text:tab/>src </text:p>
      <text:p text:style-name="P27"><text:span text:style-name="T21"><text:tab/><text:tab/></text:span><text:span text:style-name="T22">Load_From_GEO_Soft.py – dataset initialization program.</text:span></text:p>
      <text:p text:style-name="P25"><text:tab/><text:tab/></text:p>
      <text:h text:style-name="P39" text:outline-level="2"/>
      <text:h text:style-name="P39" text:outline-level="2">Dataset <text:s/>Installation</text:h>
      <text:p text:style-name="P12">Preliminaries</text:p>
      <text:p text:style-name="P15">Save the dataset creation application – top-level directory is <text:span text:style-name="T29">'</text:span>Load TOF Data SSDB<text:span text:style-name="T29">'</text:span> – to a local directory. This directory contains a dataset initialization program as well as the raw data files used as the dataset input sources.</text:p>
      <text:p text:style-name="P15"/>
      <text:p text:style-name="P13"><text:soft-page-break/>Building the Dataset</text:p>
      <text:p text:style-name="P16">The dataset for CardioCPI is based on two sets of data from NCBI's Gene Expression Omnibus (GEO) website:</text:p>
      <text:p text:style-name="P16"/>
      <text:list xml:id="list231705967376327375" text:style-name="L2">
        <text:list-item>
          <text:p text:style-name="P51"><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51"><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P20"/>
      <text:p text:style-name="P19">The dataset is managed by an independent, long-lived server: SSDB. SSDB must be installed and running before the dataset can be built and <text:span text:style-name="T31">during the time that</text:span> CardioCPI is being used. The best practice is to have SSDB running as an independent process: a daemon on Linux systems; a service on Windows systems. The server can also be run on an as-needed basis. </text:p>
      <text:p text:style-name="P19"/>
      <text:p text:style-name="P17"><text:span text:style-name="T42">After</text:span> SSDB <text:span text:style-name="T42">begin</text:span>s running, a <text:span text:style-name="T31">Python </text:span>program (Load_From_GEO_Soft.py) <text:span text:style-name="T31">is used</text:span> to create the dataset. This application will read <text:span text:style-name="T31">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28">python Load_From_GEO_Soft.py</text:p>
      <text:p text:style-name="P17">Note that, by default, SSDB creates the dataset files in <text:span text:style-name="T30">a </text:span>sub-directory named 'var'.</text:p>
      <text:h text:style-name="P37" text:outline-level="2"><text:span text:style-name="T9">Application </text:span>Installatio<text:span text:style-name="T5">n and Running</text:span></text:h>
      <text:p text:style-name="P9">Being a web-based application, Car<text:span text:style-name="T25">d</text:span>ioCPI needs a web server to deliver the web pages, plots, etc. to a <text:s/>browser. <text:s/>There are two ways to <text:span text:style-name="T31">accomplish this</text:span>: via an installed web server <text:s/>(<text:span text:style-name="T32">Apache</text:span>, for example) or by using Django's built-in web server. Both methods are described below.</text:p>
      <text:p text:style-name="P9"/>
      <text:p text:style-name="P14">Preliminaries</text:p>
      <text:p text:style-name="P30">Save the application – top-level directory is CardioCPI – to a local directory.</text:p>
      <text:p text:style-name="P30"/>
      <text:p text:style-name="Standard"><text:span text:style-name="T23">If desired and p</text:span><text:span text:style-name="T20">rior to running the </text:span><text:span text:style-name="T23">SSDB server</text:span><text:span text:style-name="T20">, certain configuration parameters must be set. In the settings.py Django configuration file ensure that the variables </text:span><text:span text:style-name="T17">SSDB_HOST</text:span><text:span text:style-name="T20"> and </text:span><text:span text:style-name="T17">SSDB_PORT</text:span><text:span text:style-name="T19"> </text:span>are set to the same values used when starting the SSDB server. <text:span text:style-name="T14">The default values are </text:span><text:span text:style-name="T16">“localhost”</text:span><text:span text:style-name="T14"> and </text:span><text:span text:style-name="T16">8888</text:span><text:span text:style-name="T14">, respectively.</text:span></text:p>
      <text:p text:style-name="P31"/>
      <text:p text:style-name="P11">Installed Web Server</text:p>
      <text:p text:style-name="Standard"><text:span text:style-name="T1">Installation involves letting the web server know where the CardioCPI files are located. For the Apache web server this means modifying Apache's configuration file to point to the CardioCPI application. <text:s/>Consult you system documentation to locate the Apache configuration file; it is often named </text:span><text:span text:style-name="T16">“apache2.conf”</text:span>. <text:span text:style-name="T14"><text:s/>Place the following line at the end of this file:</text:span></text:p>
      <text:p text:style-name="P31"/>
      <text:p text:style-name="P29"><text:span text:style-name="T16">Include "</text:span><text:span text:style-name="T14">&lt;installation-directory&gt;</text:span><text:span text:style-name="T16">/CardioCPI/conf/cardiocpi.conf"</text:span></text:p>
      <text:p text:style-name="P32"/>
      <text:p text:style-name="P33">where &lt;installation-directory&gt; is the directory where the CardioCPI application files have been placed.</text:p>
      <text:p text:style-name="P33"/>
      <text:p text:style-name="P34"><text:soft-page-break/>You must now modify the <text:span text:style-name="T15">cardiocpi.conf</text:span> file so that it points to your installation of the application. <text:s/>This is accomplished by replacing the string <text:span text:style-name="T15">“/home/</text:span><text:span text:style-name="T18">ubuntu</text:span><text:span text:style-name="T15">”</text:span> with the <text:span text:style-name="T33">installation directory.</text:span></text:p>
      <text:p text:style-name="P34"/>
      <text:p text:style-name="P33"><text:s/>After <text:span text:style-name="T32">these modifications</text:span>, <text:span text:style-name="T32">Apache</text:span> needs to be restarted. Note that you must <text:span text:style-name="T42">do this as </text:span>a privileged user.</text:p>
      <text:p text:style-name="P33"/>
      <text:p text:style-name="P34">It should be noted that cardiocpi.conf file contains Apache instructions that results in mod_wsgi[8], the Apache plugin that provides Python support, being run in “daemon” mode. This is to allow multiple user access without interference.</text:p>
      <text:p text:style-name="P32"/>
      <text:p text:style-name="P11">Django Web Server</text:p>
      <text:p text:style-name="P9">The other way of running the application is to use Django's built-in HTTP server. This server can be run by executing the following command from the home directory of the application:</text:p>
      <text:p text:style-name="P26">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Apache. Please note that the Django project does not recommend using their web server for production use because of performance and security reasons. Although we use the Apache installation, when running the Django Web Server we have not experienced any performance problems nor have there been any security concerns because the application runs within our site's firewall.</text:span></text:p>
      <text:p text:style-name="P9"/>
      <text:p text:style-name="P18">After one of these web servers has been set up, use a web browser to go to either:</text:p>
      <text:list xml:id="list7347215252501927998" text:style-name="L3">
        <text:list-item>
          <text:p text:style-name="P52"><text:a xlink:type="simple" xlink:href="http://localhost:8000/"><text:span text:style-name="T24">http://localhost:8000</text:span></text:a><text:span text:style-name="T24"> or</text:span></text:p>
        </text:list-item>
        <text:list-item>
          <text:p text:style-name="P52"><text:a xlink:type="simple" xlink:href="http://your/"><text:span text:style-name="T24">http:/</text:span></text:a><text:span text:style-name="T24">/&lt;hostname&gt;/bio/cardiocpi</text:span></text:p>
        </text:list-item>
      </text:list>
      <text:p text:style-name="P18"/>
      <text:p text:style-name="P18">depending on the web server that you are using, where &lt;hostname&gt; needs to be replaced with the host name or ip address of the computer that is running the web server.</text:p>
      <text:h text:style-name="P40" text:outline-level="2">References</text:h>
      <text:p text:style-name="P21"><text:span text:style-name="T1">[1] Apache - </text:span><text:a xlink:type="simple" xlink:href="http://httpd.apache.org/"><text:span text:style-name="T1">http://httpd.apache.org/</text:span></text:a></text:p>
      <text:p text:style-name="P6">[2] LevelDB - <text:a xlink:type="simple" xlink:href="https://code.google.com/p/leveldb/"><text:span text:style-name="T28">https://code.google.com/p/leveldb/</text:span></text:a><text:span text:style-name="T28">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7">http://jquery.com/</text:span></text:a></text:p>
      <text:p text:style-name="P7"><text:span text:style-name="T5">[7] SSDB - </text:span><text:a xlink:type="simple" xlink:href="http://ssdb.io/"><text:span text:style-name="T5">http://ssdb.io/</text:span></text:a></text:p>
      <text:p text:style-name="P21"><text:span text:style-name="T32">[8] mod_wsgi - </text:span><text:a xlink:type="simple" xlink:href="https://code.google.com/p/modwsgi/"><text:span text:style-name="T32">https://code.google.com/p/modwsgi/</text:span></text:a></text:p>
      <text:p text:style-name="P4"/>
      <text:h text:style-name="P41" text:outline-level="2">Appendix</text:h>
      <text:p text:style-name="P54">The following is a <text:span text:style-name="T43">guide to</text:span> the installation of CardioCPI on Amazon's AWS cloud facilities. It is assumed that the reader has an AWS account and knows how to create an EC2 instance. The instance is an Ubuntu 14.04 Server. <text:span text:style-name="T40">The nano editor is used below but any editor will be OK to use.</text:span></text:p>
      <text:p text:style-name="P54"/>
      <text:p text:style-name="P72">AWS EC2 instance creation.</text:p>
      <text:list xml:id="list2716822337459194558" text:style-name="L4">
        <text:list-item>
          <text:p text:style-name="P57"><text:span text:style-name="T35">Locate the AWS AMI with the ID: ubuntu-trusty-14.04-amd64-server-20140607.1 (ami-864d84ee).</text:span></text:p>
        </text:list-item>
        <text:list-item>
          <text:p text:style-name="P55">Choose the Instance type: t2.micro</text:p>
        </text:list-item>
        <text:list-item>
          <text:p text:style-name="P55">Ensure that the security group for this instance allows inbound access to port 80. Add a new rule to the existing ssh rule.</text:p>
        </text:list-item>
        <text:list-item>
          <text:p text:style-name="P55">Start the instance</text:p>
        </text:list-item>
        <text:list-item>
          <text:p text:style-name="P55">Connect via ssh or, on Windows, PuTTY using the instance's private key.</text:p>
        </text:list-item>
      </text:list>
      <text:p text:style-name="P54"/>
      <text:p text:style-name="P54"><text:span text:style-name="T41">Load necessary libraries and tools.</text:span> </text:p>
      <text:list xml:id="list5794502273917082746" text:style-name="L5">
        <text:list-item>
          <text:p text:style-name="P60">cd /home/ubuntu</text:p>
        </text:list-item>
        <text:list-item>
          <text:p text:style-name="P60">sudo apt-get update</text:p>
        </text:list-item>
        <text:list-item>
          <text:p text:style-name="P60">sudo apt-get install apache2</text:p>
        </text:list-item>
        <text:list-item>
          <text:p text:style-name="P56"><text:span text:style-name="T36">sudo apt-get install libapache2-mod-wsgi</text:span><text:line-break/>The Apache web server should have started. Go to a browser and enter the public IP address that has been assigned to this instance. You should see Apache's welcome page.</text:p>
        </text:list-item>
        <text:list-item>
          <text:p text:style-name="P60">sudo apt-get install python-pip python-numpy python-scipy python-matplotlib python-pandas</text:p>
        </text:list-item>
        <text:list-item>
          <text:p text:style-name="P60">sudo apt-get install unzip</text:p>
        </text:list-item>
        <text:list-item>
          <text:p text:style-name="P60">sudo pip install mne</text:p>
        </text:list-item>
        <text:list-item>
          <text:p text:style-name="P60">sudo pip install pyssdb</text:p>
        </text:list-item>
        <text:list-item>
          <text:p text:style-name="P60">sudo pip django==1.6</text:p>
        </text:list-item>
      </text:list>
      <text:p text:style-name="P59"/>
      <text:p text:style-name="P70"><text:span text:style-name="T37">Download, build </text:span><text:span text:style-name="T38">and start the SSDB server</text:span><text:span text:style-name="T37">.</text:span></text:p>
      <text:list xml:id="list588197074631860697" text:style-name="L6">
        <text:list-item>
          <text:p text:style-name="P58">wget --no-check-certificate <text:a xlink:type="simple" xlink:href="https://github.com/ideawu/ssdb/archive/master.zip">https://github.com/ideawu/ssdb/archive/master.zip</text:a></text:p>
        </text:list-item>
        <text:list-item>
          <text:p text:style-name="P58">unzip master.zip</text:p>
        </text:list-item>
        <text:list-item>
          <text:p text:style-name="P58">rm master.zip</text:p>
        </text:list-item>
        <text:list-item>
          <text:p text:style-name="P58">cd ssd-master</text:p>
        </text:list-item>
        <text:list-item>
          <text:p text:style-name="P64"><text:span text:style-name="T39">make</text:span><text:span text:style-name="T37"><text:line-break/>Many messages and warnings will appear; you may ignore them.</text:span></text:p>
        </text:list-item>
        <text:list-item>
          <text:p text:style-name="P61">cd ..</text:p>
        </text:list-item>
        <text:list-item>
          <text:p text:style-name="P61">./ssdb-master/ssdb-server ./ssdb-master/ssdb.conf &amp;</text:p>
        </text:list-item>
      </text:list>
      <text:p text:style-name="P65"><text:span text:style-name="T37"/></text:p>
      <text:p text:style-name="P69"><text:span text:style-name="T37"/></text:p>
      <text:p text:style-name="P69"><text:span text:style-name="T37"/></text:p>
      <text:p text:style-name="P69"><text:span text:style-name="T37"/></text:p>
      <text:p text:style-name="P69"><text:span text:style-name="T37"/></text:p>
      <text:p text:style-name="P69"><text:span text:style-name="T37"/></text:p>
      <text:p text:style-name="P69"><text:span text:style-name="T37"><text:line-break/></text:span><text:soft-page-break/><text:span text:style-name="T37">Download and run the Load CardioCPI program to populate the database.</text:span></text:p>
      <text:list xml:id="list6802747420469022016" text:style-name="L7">
        <text:list-item>
          <text:p text:style-name="P66"><text:span text:style-name="T39">wget </text:span><text:a xlink:type="simple" xlink:href="https://github.com/pcmarks/Load_CardioCPI_Data_SSDB/archive/master.zip"><text:span text:style-name="T39">https://github.com/pcmarks/Load_CardioCPI_Data_SSDB/archive/master.zip</text:span></text:a></text:p>
        </text:list-item>
        <text:list-item>
          <text:p text:style-name="P62">unzip master.zip</text:p>
        </text:list-item>
        <text:list-item>
          <text:p text:style-name="P62">rm master.zip</text:p>
        </text:list-item>
        <text:list-item>
          <text:p text:style-name="P62">cd Load_CardioCPI_Data_SSDB-master</text:p>
        </text:list-item>
        <text:list-item>
          <text:p text:style-name="P62">python src/Load_From_Geo_Soft.py</text:p>
        </text:list-item>
        <text:list-item>
          <text:p text:style-name="P62">cd ..</text:p>
        </text:list-item>
      </text:list>
      <text:p text:style-name="P65"><text:span text:style-name="T37"/></text:p>
      <text:p text:style-name="P69"><text:span text:style-name="T37">Download the CardioCPI application.</text:span></text:p>
      <text:list xml:id="list3812423737391139991" text:style-name="L8">
        <text:list-item>
          <text:p text:style-name="P67"><text:span text:style-name="T39">wget </text:span><text:a xlink:type="simple" xlink:href="https://github.com/pcmarks/CardioCPI/archive/master.zip"><text:span text:style-name="T39">https://github.com/pcmarks/CardioCPI/archive/master.zip</text:span></text:a></text:p>
        </text:list-item>
        <text:list-item>
          <text:p text:style-name="P63">unzip master.zip</text:p>
        </text:list-item>
        <text:list-item>
          <text:p text:style-name="P63">rm master.zip</text:p>
        </text:list-item>
        <text:list-item>
          <text:p text:style-name="P67"><text:span text:style-name="T39">mv CardioCPI-master/ CardioCPI</text:span><text:span text:style-name="T37"> </text:span></text:p>
        </text:list-item>
        <text:list-item>
          <text:p text:style-name="P67"><text:span text:style-name="T39">sudo nano /etc/apache2/apache2.conf</text:span><text:span text:style-name="T37"><text:line-break/>Add the following line to the end of this configuration file:<text:line-break/></text:span><text:span text:style-name="T39">Include “/home/ubuntu/CardioCPI/conf/cardiocpi.conf”</text:span></text:p>
        </text:list-item>
        <text:list-item>
          <text:p text:style-name="P67"><text:span text:style-name="T39">chmod a+wr CardioCPI/media/</text:span><text:span text:style-name="T37"><text:line-break/>This command gives permission to write plot files.</text:span></text:p>
        </text:list-item>
      </text:list>
      <text:p text:style-name="P65"><text:span text:style-name="T37"/></text:p>
      <text:p text:style-name="P69"><text:span text:style-name="T37">Restart the Apache webserver.</text:span></text:p>
      <text:list xml:id="list2834865973610972169" text:style-name="L9">
        <text:list-item>
          <text:p text:style-name="P68"><text:span text:style-name="T39">sudo /etc/init.d/apache2 restart</text:span><text:span text:style-name="T37"><text:line-break/>If there are errors, make sure you have edited the apache2.conf file correctly.</text:span></text:p>
        </text:list-item>
        <text:list-item>
          <text:p text:style-name="P68"><text:span text:style-name="T37">Go to a browser and enter: &lt;Assigned IP address&gt;/bio/cardiocpi</text:span></text:p>
        </text:list-item>
      </text:list>
      <text:p text:style-name="P65"><text:span text:style-name="T37"/></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text-properties style:font-name="Liberation Serif" fo:font-family="'Liberation Serif'"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8-27T13:23:33.483540574</dc:date>
    <dc:creator>Peter Marks</dc:creator>
    <meta:editing-duration>PT4H45M5S</meta:editing-duration>
    <meta:editing-cycles>28</meta:editing-cycles>
    <meta:generator>LibreOffice/4.1.3.2$Linux_X86_64 LibreOffice_project/410m0$Build-2</meta:generator>
    <meta:document-statistic meta:table-count="0" meta:image-count="0" meta:object-count="0" meta:page-count="6" meta:paragraph-count="136" meta:word-count="1643" meta:character-count="11257" meta:non-whitespace-character-count="9696"/>
  </office:meta>
</office:document-meta>
</file>